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tyle mathvariant="italic">
                    <mrow>
                      <mo stretchy="false">℘</mo>
                    </mrow>
                  </mstyle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style mathvariant="italic">
              <mrow>
                <mo stretchy="false">℘</mo>
              </mrow>
            </mstyle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  <mi/>
                <mo stretchy="false">…</mo>
                <mi/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tyle mathvariant="italic">
                    <mrow>
                      <mo stretchy="false">℘</mo>
                    </mrow>
                  </mstyle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style mathvariant="italic">
              <mrow>
                <mo stretchy="false">℘</mo>
              </mrow>
            </mstyle>
            <mi/>
            <mfenced open="(" close=")">
              <mrow>
                <mfenced open="∣" close="〉">
                  <mrow>
                    <msubsup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…</mo>
                <mi/>
                <mfenced open="∣" close="〉">
                  <mrow>
                    <msubsup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  <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sup>
                  </mrow>
                </mfenced>
              </mrow>
            </mfenced>
          </mrow>
        </mtd>
      </mtr>
    </mtable>
    <annotation encoding="StarMath 5.0">left lline 
 %iphi _{%ialpha _1} ` dotslow ` %iphi _{%ialpha _N} 
right rangle ^{(`+-`)} 
~=~ 1 over {N "!"} ` sum from {ital %Ux2118} ` (`+-`) ^p ` ital %Ux2118 
` 
left lline 
 %iphi _{%ialpha _1} ` dotslow ` %iphi _{%ialpha _N} 
right rangle 
~=` newline 

~~~~~~~~~~~~~~~~~~=~ 1 over {N "!"} ` sum from {ital %Ux2118} ` (`+-`) ^p ` ital %Ux2118 
` 
left (
 left lline 
  %iphi _{%ialpha _1} ^{(1)} 
 right rangle 
 ` dotslow ` 
 left lline 
  %iphi _{%ialpha _N} ^{(N)} 
 right rangle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56:44.443000000</meta:creation-date>
    <meta:generator>LibreOffice/4.1.4.2$Windows_x86 LibreOffice_project/0a0440ccc0227ad9829de5f46be37cfb6edcf72</meta:generator>
  </office:meta>
</office:document-meta>
</file>